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3.64583333333333in"/>
    </style:style>
    <style:style style:name="co2" style:family="table-column">
      <style:table-column-properties fo:break-before="auto" style:column-width="2.65625in"/>
    </style:style>
    <style:style style:name="co3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1.06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fo:border-left="2.5pt solid #999999"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 style:data-style-name="N-1">
      <style:table-cell-properties fo:border-left="2.5pt solid #999999" fo:border-right="2.5pt solid #999999" fo:border-bottom="2.5pt solid #999999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fo:border-left="2.5pt solid #999999" fo:border-right="2.5pt solid #999999" fo:border-bottom="2.5pt solid #999999" fo:wrap-option="wrap" style:vertical-align="middle"/>
      <style:paragraph-properties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6382" table:default-cell-style-name="ce21"/>
        <table:table-row table:style-name="ro2">
          <table:table-cell table:style-name="ce22" office:value-type="string">
            <text:p>Customer</text:p>
          </table:table-cell>
          <table:table-cell table:style-name="ce23" office:value-type="string">
            <text:p>Order Price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Atir Tahir</text:p>
          </table:table-cell>
          <table:table-cell table:style-name="ce25" office:value-type="string">
            <text:p>170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Usman Aziz</text:p>
          </table:table-cell>
          <table:table-cell table:style-name="ce25" office:value-type="string">
            <text:p>1200</text:p>
          </table:table-cell>
          <table:table-cell table:number-columns-repeated="254"/>
        </table:table-row>
        <table:table-row table:number-rows-repeated="65533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49:02</meta:creation-date>
    <dc:date>2015-12-14T06:49:55</dc:date>
    <meta:generator>MicrosoftOffice/14.0 MicrosoftExcel/CalculationVersion-9302</meta:generator>
  </office:meta>
</office:document-meta>
</file>